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Mono" svg:font-family="'DejaVu Sans Mono'"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ize="13pt" fo:font-weight="bold" style:font-size-asian="13pt" style:font-weight-asian="bold" style:font-size-complex="13pt" style:font-weight-complex="bold"/>
    </style:style>
    <style:style style:name="P6" style:family="paragraph" style:parent-style-name="Standard" style:master-page-name="MP0">
      <style:paragraph-properties style:page-number="auto" fo:break-before="page"/>
    </style:style>
    <style:style style:name="P7" style:family="paragraph" style:parent-style-name="Listenabsatz" style:list-style-name="L1"/>
    <style:style style:name="P8" style:family="paragraph" style:parent-style-name="Listenabsatz" style:list-style-name="L1">
      <style:text-properties fo:font-style="italic" style:font-style-asian="italic"/>
    </style:style>
    <style:style style:name="P9" style:family="paragraph" style:parent-style-name="Listenabsatz" style:list-style-name="L2">
      <style:text-properties fo:font-style="italic" style:font-style-asian="italic"/>
    </style:style>
    <style:style style:name="P10" style:family="paragraph" style:parent-style-name="Listenabsatz" style:list-style-name="L2"/>
    <style:style style:name="T1" style:family="text">
      <style:text-properties fo:font-size="13pt" fo:font-weight="bold" style:font-size-asian="13pt" style:font-weight-asian="bold" style:font-size-complex="13pt" style:font-weight-complex="bold"/>
    </style:style>
    <style:style style:name="T2" style:family="text">
      <style:text-properties fo:font-size="13pt" fo:language="en" fo:country="US" fo:font-weight="bold" style:font-size-asian="13pt" style:font-weight-asian="bold" style:font-size-complex="13pt" style:font-weight-complex="bold"/>
    </style:style>
    <style:style style:name="T3" style:family="text">
      <style:text-properties fo:language="en" fo:country="US"/>
    </style:style>
    <style:style style:name="T4" style:family="text">
      <style:text-properties fo:color="#000000" style:font-name="DejaVu Sans Mono" fo:font-size="7.5pt" fo:language="en" fo:country="US" style:font-size-asian="7.5pt"/>
    </style:style>
    <style:style style:name="T5" style:family="text">
      <style:text-properties fo:color="#008000" style:font-name="DejaVu Sans Mono" fo:font-size="7.5pt" fo:language="en" fo:country="US" fo:font-weight="bold" style:font-size-asian="7.5pt" style:font-weight-asian="bold"/>
    </style:style>
    <style:style style:name="T6" style:family="text">
      <style:text-properties fo:font-weight="bold" style:font-weight-asian="bold" style:font-weight-complex="bold"/>
    </style:style>
    <style:style style:name="T7" style:family="text">
      <style:text-properties fo:font-style="italic" style:font-style-asian="italic"/>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1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Absatz-Standardschriftart"><text:span text:style-name="T1">1) aktueller cluster (4 nodes)</text:span></text:span><text:line-break/>sb-us15.swissbib.unibas.ch<text:line-break/>sb-us16.swissbib.unibas.ch<text:line-break/>sb-us17.swissbib.unibas.ch<text:line-break/>sb-us18.swissbib.unibas.ch</text:p>
      <text:p text:style-name="Standard"/>
      <text:p text:style-name="Standard"><text:span text:style-name="Absatz-Standardschriftart"><text:span text:style-name="T3">curl '</text:span></text:span><text:a xlink:type="simple" xlink:href="http://localhost:8080/solr/admin/collections?action=CREATE&amp;name=green&amp;numShards=4&amp;replicationFactor=2&amp;maxShardsPerNode=2&amp;collection.configName=sb-biblio" office:target-frame-name="_top" xlink:show="replace" text:style-name="Internet_20_link" text:visited-style-name="Visited_20_Internet_20_Link"><text:span text:style-name="Absatz-Standardschriftart"><text:span text:style-name="T3">http://localhost:8080/solr/admin/collections?action=CREATE&amp;name=green&amp;numShards=4&amp;replicationFactor=2&amp;maxShardsPerNode=2&amp;collection.configName=sb-biblio</text:span></text:span></text:a><text:span text:style-name="Absatz-Standardschriftart"><text:span text:style-name="T3">'</text:span></text:span></text:p>
      <text:p text:style-name="P1"/>
      <text:p text:style-name="P1"/>
      <text:p text:style-name="P1">Zookeeperensemble:<text:line-break/>./zkcli.sh -z $ZK_HOST_PUR -cmd clear /solr</text:p>
      <text:p text:style-name="P1">./zkcli.sh -z $ZK_HOST_PUR -cmd makepath /solr</text:p>
      <text:p text:style-name="P1"/>
      <text:p text:style-name="P1">zkcli.sh -z $ZK_HOST -cmd upconfig -confdir $SOLR_BASE/zookeeperconf/conf -confname sb-biblio</text:p>
      <text:p text:style-name="P1"/>
      <text:p text:style-name="P1"/>
      <text:p text:style-name="P1">Lade solr.xml</text:p>
      <text:p text:style-name="P1">zkcli.sh -z $ZK_HOST -cmd putfile /solr.xml $SOLR_BASE/zookeeperconf/solr.xml</text:p>
      <text:p text:style-name="P1"/>
      <text:p text:style-name="P1"/>
      <text:p text:style-name="Standard"><text:span text:style-name="Absatz-Standardschriftart"><text:span text:style-name="T3">mit<text:line-break/></text:span></text:span><text:span text:style-name="Absatz-Standardschriftart"><text:span text:style-name="T4">ZK_HOST=</text:span></text:span><text:span text:style-name="Absatz-Standardschriftart"><text:span text:style-name="T5">'sb-uzk1.swissbib.unibas.ch:2181,sb-uzk2.swissbib.unibas.ch:2181,sb-uzk3.swissbib.unibas.ch:2181/solr'</text:span></text:span></text:p>
      <text:p text:style-name="P1"/>
      <text:p text:style-name="Preformatted_20_Text"><text:span text:style-name="Absatz-Standardschriftart"><text:span text:style-name="T4">ZK_HOST_PUR=</text:span></text:span><text:span text:style-name="Absatz-Standardschriftart"><text:span text:style-name="T5">'sb-uzk1.swissbib.unibas.ch:2181,sb-uzk2.swissbib.unibas.ch:2181,sb-uzk3.swissbib.unibas.ch:2181‘</text:span></text:span></text:p>
      <text:p text:style-name="P1"/>
      <text:p text:style-name="P1"/>
      <text:p text:style-name="Standard"><text:span text:style-name="Absatz-Standardschriftart"><text:span text:style-name="T2">2) Ressourcen</text:span></text:span><text:span text:style-name="Absatz-Standardschriftart"><text:span text:style-name="T3"><text:line-break/>sb-us15 (24 G / 4 CPU)</text:span></text:span></text:p>
      <text:p text:style-name="P1">sb-us16 (24G / 2 CPU)</text:p>
      <text:p text:style-name="P1">sb-us17 (16G / 1 CPU)</text:p>
      <text:p text:style-name="Standard">sb-us18 (16G / 1 CPU)</text:p>
      <text:p text:style-name="Standard"/>
      <text:p text:style-name="Standard">ich muss das noch angleichen (lassen)</text:p>
      <text:p text:style-name="Standard"/>
      <text:p text:style-name="P2">SHI: Wir empfehlen gleiche Hardware-Ausstattung aller Server. Das vereinfacht das System und vor Allem die Analyse von eventuell auftretenden Fehlern erheblich. Sollte es in dem System zu Problemen kommen, ist bei derart unterschiedlicher Ausstattung ggf. schwer festzustellen, ob die schwächsten Glieder verantwortlich sind oder ein generelles Problem existiert. </text:p>
      <text:p text:style-name="P2"/>
      <text:p text:style-name="P2">Im Moment verwenden Sie für Solr 12 GB Arbeitsspeicher. Bei einer Server-Kapazität von 16 GB sehen wir hier Probleme, dass nicht ausreichend Speicher für Betriebssystem, Disk-Caches und andere Software-Komponenten zur Verfügung steht. </text:p>
      <text:p text:style-name="P2"/>
      <text:p text:style-name="P2">Aktuell sehen wir ca. 50 GB an Index auf jedem Solr-Server. Das bedeutet, dass die Disk-Caches im Moment nicht gut genutzt werden können. Eine RAM-Erhöhung (des Servers nicht der JVM) könnte sich daher positiv auswirken. </text:p>
      <text:p text:style-name="Standard"/>
      <text:p text:style-name="P4">was wäre Ihre Empfehlung?</text:p>
      <text:p text:style-name="Standard"><text:soft-page-break/><text:line-break/></text:p>
      <text:p text:style-name="Standard">Ich versuche bereits jetzt erste Belastungstests zu machen um auch Ergebnisse zu haben.</text:p>
      <text:p text:style-name="Standard"><text:line-break/>Bisher haben wir ja zwei Master / Slave cluster<text:line-break/>(einen mit 30 Mio Doks / einen zweiten mit ~8 Mio Doks)</text:p>
      <text:p text:style-name="Standard"/>
      <text:p text:style-name="Standard">Ich sehe die Varianten:</text:p>
      <text:p text:style-name="Standard">a) Einen grösseren cluster mit zwei collections <text:s/></text:p>
      <text:p text:style-name="Standard">b) zwei getrennte (unabhängige) cluster (mit dedizierten nodes) und je einer eigenen collection.<text:line-break/><text:line-break/><text:span text:style-name="Absatz-Standardschriftart"><text:span text:style-name="T6">Was wäre Ihre Empfehlung <text:line-break/><text:line-break/></text:span></text:span><text:span text:style-name="Absatz-Standardschriftart"><text:span text:style-name="T7">SHI: Grundlegend empfehlen wir für aussagekräftige Lasttests Variante b. Das stellt sicher, dass sich die Belastungen der beiden Collections (JVM-Verbrauch, Disk-Footprint etc) sich nicht aufeinander auswirken.</text:span></text:span> </text:p>
      <text:p text:style-name="Standard"><text:span text:style-name="Absatz-Standardschriftart"><text:span text:style-name="T6"><text:line-break/><text:line-break/><text:line-break/></text:span></text:span><text:span text:style-name="Absatz-Standardschriftart"><text:span text:style-name="T1">3) Schema</text:span></text:span></text:p>
      <text:p text:style-name="Standard"/>
      <text:p text:style-name="Standard">ich benutze managed-schema<text:line-break/>Habe aber eigentlich nicht vor, die Schema API zu verwenden. Das Schema ändert sich bei uns kaum, wenn dann möchte ich das per Dokument ändern (i.d.R. mit Neuindizierung)</text:p>
      <text:p text:style-name="Standard"/>
      <text:p text:style-name="Standard">a) Könnten Sie mal generell einen Blick darauf werfen? (grobe Fehler)</text:p>
      <text:p text:style-name="Standard">Besonders bei den Feldern mit docvalues. Da habe ich bisher zuwenig Erfahrung<text:line-break/>b) für den sort habe ich ein rules – file erstellt<text:line-break/>(<text:a xlink:type="simple" xlink:href="https://github.com/swissbib/searchconf/blob/newStructureAllSolrVersions/solr/v7/7.1/conf/managed-schema#L400" office:target-frame-name="_top" xlink:show="replace" text:style-name="Internet_20_link" text:visited-style-name="Visited_20_Internet_20_Link">https://github.com/swissbib/searchconf/blob/newStructureAllSolrVersions/solr/v7/7.1/conf/managed-schema#L400</text:a>)</text:p>
      <text:p text:style-name="Standard"/>
      <text:p text:style-name="Standard">Sortierfelder habe ich bisher nicht mit String.</text:p>
      <text:p text:style-name="P4">Wäre class="solr.ICUCollationField" mit docvalues kompatibel?</text:p>
      <text:p text:style-name="Standard"/>
      <text:p text:style-name="P2">SHI: Leider ist das nicht möglich. docValues können nur für die folgenden Feldtypen genutzt werden:</text:p>
      <text:list xml:id="list4376389451160543289" text:style-name="L1">
        <text:list-item>
          <text:p text:style-name="P8">String</text:p>
        </text:list-item>
        <text:list-item>
          <text:p text:style-name="P8">Boolean</text:p>
        </text:list-item>
        <text:list-item>
          <text:p text:style-name="P7"><text:span text:style-name="Absatz-Standardschriftart"><text:span text:style-name="T7">Numerische Felder</text:span></text:span><text:line-break/></text:p>
        </text:list-item>
      </text:list>
      <text:p text:style-name="P4">Was müsste man machen wenn nicht man aber Sortierregeln anwenden möchte und String – Typ benutzen muss für DovValues</text:p>
      <text:p text:style-name="P4"/>
      <text:p text:style-name="P3">SHI: Wir sehen zwei Varianten:</text:p>
      <text:list xml:id="list1003892964222000934" text:style-name="L2">
        <text:list-item>
          <text:p text:style-name="P9">Eigenes Preprocessing während Ihrer Indexierungskette</text:p>
        </text:list-item>
        <text:list-item>
          <text:p text:style-name="P10"><text:span text:style-name="Absatz-Standardschriftart"><text:span text:style-name="T7">Preprocessing in Solr über Update-Prozessoren. </text:span></text:span></text:p>
        </text:list-item>
      </text:list>
      <text:p text:style-name="Listenabsatz"/>
      <text:p text:style-name="Standard"><text:span text:style-name="Absatz-Standardschriftart"><text:span text:style-name="T7">Preprocessing bedeutet , dass Sie in einem Skript die Regeln und Ersetzungen hinterlegen, die auf die String-Felder angewandt werden sollen und die veränderten String abspeichern.</text:span></text:span> <text:span text:style-name="Absatz-Standardschriftart"><text:span text:style-name="T7">(In Solr über Update-Prozessoren und Skripte möglich)</text:span></text:span><text:line-break/></text:p>
      <text:p text:style-name="Standard"/>
      <text:p text:style-name="Standard"><text:soft-page-break/></text:p>
      <text:p text:style-name="Standard"/>
      <text:p text:style-name="P5">4) Solrconfig.xml</text:p>
      <text:p text:style-name="Standard"/>
      <text:p text:style-name="Standard">Ich habe bisher kaum etwas verändert. <text:line-break/><text:span text:style-name="Absatz-Standardschriftart"><text:span text:style-name="T6">Könnten Sie diese mal ansehen?</text:span></text:span> (zuerst genereller Überblick)<text:line-break/>werde mich hiermit sehr bald auch noch beschäftigen (müssen)</text:p>
      <text:p text:style-name="Standard"/>
      <text:p text:style-name="P2">SHI: Wir konnten hier keine groben Unstimmigkeiten feststellen. Könnten Sie uns bitte mitteilen, ob sie die Auto-Hardcommits und Auto-Softcommits nutzen (möchten) oder ob sie beim Indexieren manuelle Commits anstoßen. Falls Sie die automatischen Commits nutzen, müssten wir hier nochmal ein paar Dinge in der Start-Konfiguration kontrollieren.</text:p>
      <text:p text:style-name="P2"/>
      <text:p text:style-name="P2">In der Konfiguration wird nicht der aktuellste Highlighter verwendet (UnifiedHighlighter). Dieser wird aber von den Solr-Entwicklern empfohlen. Sollten Sie das Highlighting nutzen, wäre es gut, diesen Highlighter zu testen (hl.method=unified).</text:p>
      <text:p text:style-name="P2"/>
      <text:p text:style-name="Standard"/>
      <text:p text:style-name="Standard"><text:span text:style-name="Absatz-Standardschriftart"><text:span text:style-name="T1">5) nächste Aktivitäten von meiner Seite</text:span></text:span><text:line-break/><text:line-break/>a) Start Performancetests<text:line-break/>→ ich habe gestern Abend kurz mal erste Tests per Hand mit queries aus meinen Versuchen Master/Slave Version 6.x abgesetzt. Diese waren leider noch nicht sehr vielversprechend. <text:line-break/>Wichtig sind hier sicherlich Anpassngen / Verbesserungen zu Punkten 2) und 3) und 4)</text:p>
      <text:p text:style-name="Standard">→ die Tests sollen in nächster Zeit regelmässig und iterativ laufen. Da werde ich wohl noch ein paar Sachen ausbauen müssen</text:p>
      <text:p text:style-name="Standard"/>
      <text:p text:style-name="Standard">b) für mich im Moment nicht oberste Priorität aber sicher etwas was bedacht werden sollte:<text:line-break/>Mit Version 7.x werden neue Replika typen eingeführt (<text:a xlink:type="simple" xlink:href="https://lucene.apache.org/solr/guide/7_0/shards-and-indexing-data-in-solrcloud.html" office:target-frame-name="_top" xlink:show="replace" text:style-name="Internet_20_link" text:visited-style-name="Visited_20_Internet_20_Link">https://lucene.apache.org/solr/guide/7_0/shards-and-indexing-data-in-solrcloud.html</text:a>). Vor allem der Pull type scheint mir für uns sehr interessant.</text:p>
      <text:p text:style-name="Standard">Ich habe vor diesen Punkt anzugehen, wenn a) an einem akzeptablen Punkt angekommen ist.</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Mono" svg:font-family="'DejaVu Sans Mono'"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CH"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CH"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Beschriftung"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weight="bold" style:font-weight-asian="bold"/>
    </style:style>
    <style:style style:name="WW_5f_CharLFO2LVL1" style:display-name="WW_CharLFO2LVL1" style:family="text">
      <style:text-properties style:font-name="Liberation Serif" fo:font-family="'Liberation Serif'" style:font-family-generic="roman" style:font-pitch="variable"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Patricia Kaufmann</meta:initial-creator>
    <dc:creator>Patricia Kaufmann</dc:creator>
    <meta:creation-date>2017-11-17T14:15:00Z</meta:creation-date>
    <dc:date>2017-11-17T14:15:00Z</dc:date>
    <meta:editing-cycles>2</meta:editing-cycles>
    <meta:editing-duration>PT0S</meta:editing-duration>
    <meta:document-statistic meta:table-count="0" meta:image-count="0" meta:object-count="0" meta:page-count="3" meta:paragraph-count="47" meta:word-count="670" meta:character-count="5228" meta:non-whitespace-character-count="4587"/>
    <meta:template xlink:type="simple" xlink:actuate="onRequest" xlink:title="" xlink:href="../../../../../../../../tmp/mozilla_swissbib0/erster.review_shi.odt/Normal.dotm"/>
  </office:meta>
</office:document-meta>
</file>